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1.242cm"/>
    </style:style>
    <style:style style:name="co4" style:family="table-column">
      <style:table-column-properties fo:break-before="auto" style:column-width="7.4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468a1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ce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PCOD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 (1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ads val into r0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from sr2 to sr1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s sr2 to sr1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ubtracts sr2 from sr1</text:p>
          </table:table-cell>
          <table:table-cell table:style-name="ce7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gical not on sr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al and of sr1 and sr2</text:p>
          </table:table-cell>
          <table:table-cell table:style-name="ce4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al or of sr1 and sr2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al xor of sr1 and sr2</text:p>
          </table:table-cell>
          <table:table-cell/>
        </table:table-row>
        <table:table-row table:style-name="ro1">
          <table:table-cell office:value-type="string" calcext:value-type="string">
            <text:p>SHL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sr1 left by the number in sr2</text:p>
          </table:table-cell>
          <table:table-cell/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sr1 right by the number in sr2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 to address in sr1</text:p>
          </table:table-cell>
          <table:table-cell/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to address in sr1 if sr2 is equal to 0</text:p>
          </table:table-cell>
          <table:table-cell/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to address in sr1 if sr2 is negative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to address in sr1 if sr2 is equal to 0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into sr1 from memory address in sr2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rite from sr1 to a memory address in sr2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ushes sr1 to the stack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ps from stack to sr1</text:p>
          </table:table-cell>
          <table:table-cell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dds val to sr1</text:p>
          </table:table-cell>
          <table:table-cell/>
        </table:table-row>
        <table:table-row table:style-name="ro1">
          <table:table-cell office:value-type="string" calcext:value-type="string">
            <text:p>SUBI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ubtracts val from sr1</text:p>
          </table:table-cell>
          <table:table-cell/>
        </table:table-row>
        <table:table-row table:style-name="ro1">
          <table:table-cell office:value-type="string" calcext:value-type="string">
            <text:p>SHLI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hift sr1 left by val</text:p>
          </table:table-cell>
          <table:table-cell/>
        </table:table-row>
        <table:table-row table:style-name="ro1">
          <table:table-cell office:value-type="string" calcext:value-type="string">
            <text:p>SHRI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hift sr1 right by val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110101 – 1111110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o operation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11111" calcext:value-type="float">
            <text:p>111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gnal that you are alive (sets your life to 100)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0</text:p>
          </table:table-cell>
          <table:table-cell table:style-name="ce2" office:value-type="string" calcext:value-type="string">
            <text:p>0x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x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0x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x1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0x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0x1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0x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0x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0x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x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0x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x1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0x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0x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string" calcext:value-type="string">
            <text:p>0x7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0x1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0x8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0x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0x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0x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0xA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0x1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table:style-name="Default" office:value-type="string" calcext:value-type="string">
            <text:p>0xB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ox1B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0xC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0x1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0xD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0x1D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table:style-name="Default" office:value-type="string" calcext:value-type="string">
            <text:p>0x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1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table:style-name="Default" office:value-type="string" calcext:value-type="string">
            <text:p>0x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0x1F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12:50:39.544303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5:46:02.670830408</meta:creation-date>
    <dc:date>2025-08-31T13:19:10.458639987</dc:date>
    <meta:editing-duration>PT8H59M17S</meta:editing-duration>
    <meta:editing-cycles>11</meta:editing-cycles>
    <meta:generator>LibreOffice/24.8.7.2$Linux_X86_64 LibreOffice_project/480$Build-2</meta:generator>
    <meta:document-statistic meta:table-count="1" meta:cell-count="207" meta:object-count="0"/>
  </office:meta>
</office:document-meta>
</file>